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d32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none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.25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fill="solid" draw:fill-color="#00b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2.999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fill="solid" draw:fill-color="#00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4.653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45cm" svg:height="18.4cm" svg:x="1.45cm" svg:y="1.15cm">
          <text:p/>
        </draw:rect>
        <draw:rect draw:style-name="gr2" draw:text-style-name="P1" draw:layer="layout" svg:width="5.15cm" svg:height="1.7cm" svg:x="1.45cm" svg:y="1.15cm">
          <text:p text:style-name="P1">C</text:p>
        </draw:rect>
        <draw:rect draw:style-name="gr2" draw:text-style-name="P1" draw:layer="layout" svg:width="5.15cm" svg:height="1.7cm" svg:x="6.55cm" svg:y="1.15cm">
          <text:p text:style-name="P1">A</text:p>
        </draw:rect>
        <draw:rect draw:style-name="gr2" draw:text-style-name="P1" draw:layer="layout" svg:width="5.15cm" svg:height="1.7cm" svg:x="11.65cm" svg:y="1.15cm">
          <text:p text:style-name="P1">R</text:p>
        </draw:rect>
        <draw:rect draw:style-name="gr2" draw:text-style-name="P1" draw:layer="layout" svg:width="5.15cm" svg:height="1.7cm" svg:x="16.75cm" svg:y="1.15cm">
          <text:p text:style-name="P1">P</text:p>
        </draw:rect>
        <draw:rect draw:style-name="gr2" draw:text-style-name="P1" draw:layer="layout" svg:width="10.2cm" svg:height="1.7cm" svg:x="1.45cm" svg:y="2.85cm">
          <text:p text:style-name="P1">Packet Number</text:p>
        </draw:rect>
        <draw:rect draw:style-name="gr2" draw:text-style-name="P1" draw:layer="layout" svg:width="10.2cm" svg:height="1.7cm" svg:x="11.65cm" svg:y="2.85cm">
          <text:p text:style-name="P1">20</text:p>
        </draw:rect>
        <draw:custom-shape draw:style-name="gr3" draw:text-style-name="P1" draw:layer="layout" svg:width="1.05cm" svg:height="3.35cm" svg:x="22.4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4.6cm" svg:height="1.6cm" svg:x="23.55cm" svg:y="2.35cm">
          <draw:text-box>
            <text:p>Car Packet</text:p>
          </draw:text-box>
        </draw:frame>
        <draw:rect draw:style-name="gr5" draw:text-style-name="P1" draw:layer="layout" svg:width="5.15cm" svg:height="1.7cm" svg:x="1.45cm" svg:y="4.65cm">
          <text:p text:style-name="P1">0x04</text:p>
        </draw:rect>
        <draw:rect draw:style-name="gr5" draw:text-style-name="P1" draw:layer="layout" svg:width="5.15cm" svg:height="1.7cm" svg:x="6.55cm" svg:y="4.65cm">
          <text:p text:style-name="P1">8</text:p>
        </draw:rect>
        <draw:rect draw:style-name="gr5" draw:text-style-name="P1" draw:layer="layout" svg:width="5.15cm" svg:height="1.7cm" svg:x="11.65cm" svg:y="4.65cm">
          <text:p text:style-name="P1">0</text:p>
        </draw:rect>
        <draw:rect draw:style-name="gr5" draw:text-style-name="P1" draw:layer="layout" svg:width="5.15cm" svg:height="1.7cm" svg:x="16.75cm" svg:y="4.65cm">
          <text:p text:style-name="P1">Flags</text:p>
        </draw:rect>
        <draw:rect draw:style-name="gr5" draw:text-style-name="P1" draw:layer="layout" svg:width="10.2cm" svg:height="1.7cm" svg:x="1.45cm" svg:y="6.45cm">
          <text:p text:style-name="P1">desired speed in mm/s</text:p>
        </draw:rect>
        <draw:rect draw:style-name="gr5" draw:text-style-name="P1" draw:layer="layout" svg:width="10.25cm" svg:height="1.7cm" svg:x="11.65cm" svg:y="6.45cm">
          <text:p text:style-name="P1">current speed in mm/s</text:p>
        </draw:rect>
        <draw:custom-shape draw:style-name="gr3" draw:text-style-name="P1" draw:layer="layout" svg:width="1.05cm" svg:height="3.4cm" svg:x="22.4cm" svg:y="4.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5.15cm" svg:height="3.349cm" svg:x="23.55cm" svg:y="5.451cm">
          <draw:text-box>
            <text:p>Speed Message</text:p>
          </draw:text-box>
        </draw:frame>
        <draw:rect draw:style-name="gr7" draw:text-style-name="P1" draw:layer="layout" svg:width="5.15cm" svg:height="1.7cm" svg:x="1.45cm" svg:y="8.25cm">
          <text:p text:style-name="P1">0x09</text:p>
        </draw:rect>
        <draw:rect draw:style-name="gr7" draw:text-style-name="P1" draw:layer="layout" svg:width="5.15cm" svg:height="1.7cm" svg:x="6.55cm" svg:y="8.25cm">
          <text:p text:style-name="P1">12</text:p>
        </draw:rect>
        <draw:rect draw:style-name="gr7" draw:text-style-name="P1" draw:layer="layout" svg:width="5.15cm" svg:height="1.7cm" svg:x="11.65cm" svg:y="8.25cm">
          <text:p text:style-name="P1">0</text:p>
        </draw:rect>
        <draw:rect draw:style-name="gr7" draw:text-style-name="P1" draw:layer="layout" svg:width="5.15cm" svg:height="1.7cm" svg:x="16.75cm" svg:y="8.25cm">
          <text:p text:style-name="P1">Flags</text:p>
        </draw:rect>
        <draw:rect draw:style-name="gr7" draw:text-style-name="P1" draw:layer="layout" svg:width="10.2cm" svg:height="1.7cm" svg:x="1.45cm" svg:y="9.95cm">
          <text:p text:style-name="P1">(signed) X-Acceleration in mg</text:p>
        </draw:rect>
        <draw:rect draw:style-name="gr7" draw:text-style-name="P1" draw:layer="layout" svg:width="10.25cm" svg:height="1.7cm" svg:x="11.65cm" svg:y="9.95cm">
          <text:p text:style-name="P1">(signed) Y-Acceleration in mg</text:p>
        </draw:rect>
        <draw:rect draw:style-name="gr7" draw:text-style-name="P1" draw:layer="layout" svg:width="10.2cm" svg:height="1.7cm" svg:x="1.45cm" svg:y="11.65cm">
          <text:p text:style-name="P1">(signed) Z-Acceleration in mg</text:p>
        </draw:rect>
        <draw:rect draw:style-name="gr7" draw:text-style-name="P1" draw:layer="layout" svg:width="5.15cm" svg:height="1.7cm" svg:x="11.65cm" svg:y="11.65cm">
          <text:p text:style-name="P1">0</text:p>
        </draw:rect>
        <draw:rect draw:style-name="gr7" draw:text-style-name="P1" draw:layer="layout" svg:width="5.15cm" svg:height="1.7cm" svg:x="16.75cm" svg:y="11.65cm">
          <text:p text:style-name="P1">Flags (Valid)</text:p>
        </draw:rect>
        <draw:custom-shape draw:style-name="gr3" draw:text-style-name="P1" draw:layer="layout" svg:width="1.05cm" svg:height="5.08cm" svg:x="22.4cm" svg:y="8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layer="layout" svg:width="5.15cm" svg:height="5.003cm" svg:x="23.55cm" svg:y="9.947cm">
          <draw:text-box>
            <text:p>G-Sensor 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2-03T00:49:44.37</dc:date>
    <dc:creator>Florian Hisch</dc:creator>
    <meta:editing-duration>PT15M</meta:editing-duration>
    <meta:editing-cycles>5</meta:editing-cycles>
    <meta:generator>OpenOffice.org/3.3$Win32 OpenOffice.org_project/330m20$Build-9567</meta:generator>
    <meta:document-statistic meta:object-count="28"/>
  </office:meta>
</office:document-meta>
</file>